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1c1c1c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4" draw:layer="layout" svg:width="0.249cm" svg:height="0.286cm" svg:x="1.75cm" svg:y="0.463cm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5</text:span></text:p>
        </draw:path>
        <draw:path draw:style-name="gr4" draw:text-style-name="P4" draw:layer="layout" svg:width="0.249cm" svg:height="0.286cm" draw:transform="rotate (-3.14159265358979) translate (0.750035168051833cm 3.03597613721104cm)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5</text:span></text:p>
        </draw:path>
        <draw:path draw:style-name="gr5" draw:text-style-name="P4" draw:layer="layout" svg:width="0.499cm" svg:height="0.574cm" svg:x="0.5cm" svg:y="0.9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6" draw:text-style-name="P4" draw:layer="layout" svg:width="0.499cm" svg:height="0.574cm" svg:x="1.5cm" svg:y="1.9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7" draw:text-style-name="P4" draw:layer="layout" svg:width="0.499cm" svg:height="0.574cm" svg:x="0.5cm" svg:y="1.9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8" draw:text-style-name="P4" draw:layer="layout" svg:width="0.499cm" svg:height="0.574cm" svg:x="1.5cm" svg:y="0.9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9" draw:text-style-name="P4" draw:layer="layout" svg:width="0.499cm" svg:height="0.574cm" svg:x="1cm" svg:y="1.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15T14:46:25.373000000</dc:date>
    <meta:editing-duration>PT1H49M12S</meta:editing-duration>
    <meta:editing-cycles>12</meta:editing-cycles>
    <meta:generator>LibreOffice/7.6.5.2$Windows_X86_64 LibreOffice_project/38d5f62f85355c192ef5f1dd47c5c0c0c6d6598b</meta:generator>
    <meta:document-statistic meta:object-count="9"/>
  </office:meta>
</office:document-meta>
</file>